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86ad8" officeooo:paragraph-rsid="00186ad8" style:font-weight-asian="bold" style:font-weight-complex="bold"/>
    </style:style>
    <style:style style:name="P2" style:family="paragraph" style:parent-style-name="Standard">
      <style:paragraph-properties fo:text-align="end" style:justify-single-word="false"/>
      <style:text-properties fo:font-weight="bold" officeooo:rsid="00186ad8" officeooo:paragraph-rsid="00186ad8" style:font-weight-asian="bold" style:font-weight-complex="bold"/>
    </style:style>
    <style:style style:name="P3" style:family="paragraph" style:parent-style-name="Standard">
      <style:paragraph-properties fo:text-align="center" style:justify-single-word="false"/>
      <style:text-properties fo:font-size="32pt" fo:font-weight="bold" officeooo:rsid="00186ad8" officeooo:paragraph-rsid="00186ad8"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54pt" fo:font-weight="bold" officeooo:rsid="00186ad8" officeooo:paragraph-rsid="00186ad8" style:font-size-asian="54pt" style:font-weight-asian="bold" style:font-size-complex="54pt" style:font-weight-complex="bold"/>
    </style:style>
    <style:style style:name="P5" style:family="paragraph" style:parent-style-name="Standard">
      <style:paragraph-properties fo:text-align="start" style:justify-single-word="false"/>
      <style:text-properties style:font-name="Abyssinica SIL" fo:font-weight="bold" officeooo:rsid="001894b8" officeooo:paragraph-rsid="001894b8" style:font-weight-asian="bold" style:font-weight-complex="bold"/>
    </style:style>
    <style:style style:name="P6" style:family="paragraph" style:parent-style-name="Standard">
      <style:paragraph-properties fo:text-align="center" style:justify-single-word="false"/>
      <style:text-properties style:font-name="Abyssinica SIL" fo:font-weight="bold" officeooo:rsid="001894b8" officeooo:paragraph-rsid="001894b8" style:font-weight-asian="bold" style:font-weight-complex="bold"/>
    </style:style>
    <style:style style:name="P7" style:family="paragraph" style:parent-style-name="Standard">
      <style:paragraph-properties fo:text-align="center" style:justify-single-word="false"/>
      <style:text-properties style:font-name="Abyssinica SIL" fo:font-size="32pt" fo:font-weight="bold" officeooo:rsid="00186ad8" officeooo:paragraph-rsid="00186ad8" style:font-size-asian="32pt" style:font-weight-asian="bold" style:font-size-complex="32pt" style:font-weight-complex="bold"/>
    </style:style>
    <style:style style:name="P8" style:family="paragraph" style:parent-style-name="Standard">
      <style:paragraph-properties fo:text-align="center" style:justify-single-word="false"/>
      <style:text-properties style:font-name="Abyssinica SIL" fo:font-size="32pt" fo:font-weight="bold" officeooo:rsid="001894b8" officeooo:paragraph-rsid="001894b8" style:font-size-asian="32pt" style:font-weight-asian="bold" style:font-size-complex="32pt" style:font-weight-complex="bold"/>
    </style:style>
    <style:style style:name="P9" style:family="paragraph" style:parent-style-name="Standard">
      <style:paragraph-properties fo:text-align="start" style:justify-single-word="false"/>
      <style:text-properties style:font-name="Abyssinica SIL" fo:font-weight="normal" officeooo:rsid="001894b8" officeooo:paragraph-rsid="001894b8" style:font-weight-asian="normal" style:font-weight-complex="normal"/>
    </style:style>
    <style:style style:name="P10" style:family="paragraph" style:parent-style-name="Standard">
      <style:paragraph-properties fo:text-align="justify" style:justify-single-word="false"/>
      <style:text-properties style:font-name="Abyssinica SIL" fo:font-weight="normal" officeooo:rsid="001894b8" officeooo:paragraph-rsid="001894b8" style:font-weight-asian="normal" style:font-weight-complex="normal"/>
    </style:style>
    <style:style style:name="P11" style:family="paragraph" style:parent-style-name="Standard">
      <style:paragraph-properties fo:text-align="start" style:justify-single-word="false"/>
      <style:text-properties style:font-name="Abyssinica SIL" fo:font-weight="normal" officeooo:rsid="001bcb72" officeooo:paragraph-rsid="001bcb72" style:font-weight-asian="normal" style:font-weight-complex="normal"/>
    </style:style>
    <style:style style:name="P12" style:family="paragraph" style:parent-style-name="Standard">
      <style:paragraph-properties fo:text-align="justify" style:justify-single-word="false"/>
      <style:text-properties style:font-name="Abyssinica SIL" fo:font-weight="normal" officeooo:rsid="001bcb72" officeooo:paragraph-rsid="001bcb72" style:font-weight-asian="normal" style:font-weight-complex="normal"/>
    </style:style>
    <style:style style:name="P13" style:family="paragraph" style:parent-style-name="Standard">
      <style:paragraph-properties fo:text-align="justify" style:justify-single-word="false"/>
      <style:text-properties style:font-name="Abyssinica SIL" fo:font-weight="normal" officeooo:rsid="001bcb72" officeooo:paragraph-rsid="001cf2c3" style:font-weight-asian="normal" style:font-weight-complex="normal"/>
    </style:style>
    <style:style style:name="P14" style:family="paragraph" style:parent-style-name="Standard">
      <style:paragraph-properties fo:text-align="justify" style:justify-single-word="false"/>
      <style:text-properties style:font-name="Abyssinica SIL" fo:font-weight="normal" officeooo:rsid="001d8a9a" officeooo:paragraph-rsid="001d8a9a" style:font-weight-asian="normal" style:font-weight-complex="normal"/>
    </style:style>
    <style:style style:name="P15" style:family="paragraph" style:parent-style-name="Standard">
      <style:paragraph-properties fo:text-align="justify" style:justify-single-word="false"/>
      <style:text-properties style:font-name="Abyssinica SIL" fo:font-weight="normal" officeooo:rsid="002072ef" officeooo:paragraph-rsid="002072ef" style:font-weight-asian="normal" style:font-weight-complex="normal"/>
    </style:style>
    <style:style style:name="P16" style:family="paragraph" style:parent-style-name="Standard">
      <style:paragraph-properties fo:text-align="justify" style:justify-single-word="false"/>
      <style:text-properties style:font-name="Abyssinica SIL" fo:font-weight="normal" officeooo:rsid="0020e500" officeooo:paragraph-rsid="0020e500" style:font-weight-asian="normal" style:font-weight-complex="normal"/>
    </style:style>
    <style:style style:name="P17" style:family="paragraph" style:parent-style-name="Standard">
      <style:paragraph-properties fo:text-align="justify" style:justify-single-word="false"/>
      <style:text-properties style:font-name="Abyssinica SIL" fo:font-weight="normal" officeooo:rsid="00222920" officeooo:paragraph-rsid="002367e6" style:font-weight-asian="normal" style:font-weight-complex="normal"/>
    </style:style>
    <style:style style:name="P18" style:family="paragraph" style:parent-style-name="Standard">
      <style:paragraph-properties fo:text-align="start" style:justify-single-word="false"/>
      <style:text-properties style:font-name="Abyssinica SIL" fo:font-weight="normal" officeooo:rsid="00237bbb" officeooo:paragraph-rsid="00237bbb" style:font-weight-asian="normal" style:font-weight-complex="normal"/>
    </style:style>
    <style:style style:name="P19" style:family="paragraph" style:parent-style-name="Standard">
      <style:paragraph-properties fo:text-align="justify" style:justify-single-word="false"/>
      <style:text-properties style:font-name="Abyssinica SIL" fo:font-weight="normal" officeooo:rsid="00237bbb" officeooo:paragraph-rsid="00237bbb" style:font-weight-asian="normal" style:font-weight-complex="normal"/>
    </style:style>
    <style:style style:name="P20" style:family="paragraph" style:parent-style-name="Standard">
      <style:paragraph-properties fo:text-align="justify" style:justify-single-word="false"/>
      <style:text-properties style:font-name="Abyssinica SIL" fo:font-weight="normal" officeooo:rsid="00237bbb" officeooo:paragraph-rsid="0026fe65" style:font-weight-asian="normal" style:font-weight-complex="normal"/>
    </style:style>
    <style:style style:name="P21" style:family="paragraph" style:parent-style-name="Standard">
      <style:paragraph-properties fo:text-align="justify" style:justify-single-word="false"/>
      <style:text-properties style:font-name="Abyssinica SIL" fo:font-weight="normal" officeooo:rsid="00237bbb" officeooo:paragraph-rsid="00291a2f" style:font-weight-asian="normal" style:font-weight-complex="normal"/>
    </style:style>
    <style:style style:name="P22" style:family="paragraph" style:parent-style-name="Standard">
      <style:paragraph-properties fo:text-align="start" style:justify-single-word="false"/>
      <style:text-properties style:font-name="Abyssinica SIL" fo:font-weight="normal" officeooo:rsid="0026fe65" officeooo:paragraph-rsid="0026fe65" style:font-weight-asian="normal" style:font-weight-complex="normal"/>
    </style:style>
    <style:style style:name="P23" style:family="paragraph" style:parent-style-name="Standard">
      <style:paragraph-properties fo:text-align="center" style:justify-single-word="false"/>
      <style:text-properties style:font-name="Abyssinica SIL" fo:font-size="20pt" fo:font-weight="bold" officeooo:rsid="001894b8" officeooo:paragraph-rsid="001894b8" style:font-size-asian="20pt" style:font-weight-asian="bold" style:font-size-complex="20pt" style:font-weight-complex="bold"/>
    </style:style>
    <style:style style:name="P24" style:family="paragraph" style:parent-style-name="Standard">
      <style:paragraph-properties fo:text-align="center" style:justify-single-word="false"/>
      <style:text-properties style:font-name="Abyssinica SIL" fo:font-size="20pt" fo:font-weight="bold" officeooo:rsid="002072ef" officeooo:paragraph-rsid="002072ef" style:font-size-asian="20pt" style:font-weight-asian="bold" style:font-size-complex="20pt" style:font-weight-complex="bold"/>
    </style:style>
    <style:style style:name="P25" style:family="paragraph" style:parent-style-name="Standard">
      <style:paragraph-properties fo:text-align="center" style:justify-single-word="false"/>
      <style:text-properties style:font-name="Abyssinica SIL" fo:font-size="20pt" fo:font-weight="bold" officeooo:rsid="002367e6" officeooo:paragraph-rsid="002367e6" style:font-size-asian="20pt" style:font-weight-asian="bold" style:font-size-complex="20pt" style:font-weight-complex="bold"/>
    </style:style>
    <style:style style:name="P26" style:family="paragraph" style:parent-style-name="Standard">
      <style:paragraph-properties fo:text-align="start" style:justify-single-word="false"/>
      <style:text-properties style:font-name="Abyssinica SIL" fo:font-weight="bold" officeooo:rsid="001bcb72" officeooo:paragraph-rsid="001bcb72" style:font-weight-asian="bold" style:font-weight-complex="bold"/>
    </style:style>
    <style:style style:name="P27" style:family="paragraph" style:parent-style-name="Standard">
      <style:paragraph-properties fo:text-align="center" style:justify-single-word="false"/>
      <style:text-properties style:font-name="Abyssinica SIL" fo:font-size="20pt" fo:font-weight="bold" officeooo:rsid="00222920" officeooo:paragraph-rsid="00222920" style:font-size-asian="20pt" style:font-weight-asian="bold" style:font-size-complex="20pt" style:font-weight-complex="bold"/>
    </style:style>
    <style:style style:name="P28" style:family="paragraph" style:parent-style-name="Standard">
      <style:paragraph-properties fo:text-align="justify" style:justify-single-word="false"/>
      <style:text-properties style:font-name="Abyssinica SIL" fo:font-weight="normal" officeooo:rsid="002367e6" officeooo:paragraph-rsid="002367e6" style:font-weight-asian="normal" style:font-weight-complex="normal"/>
    </style:style>
    <style:style style:name="P29" style:family="paragraph" style:parent-style-name="Standard">
      <style:paragraph-properties fo:text-align="justify" style:justify-single-word="false"/>
      <style:text-properties style:font-name="Abyssinica SIL" fo:font-weight="normal" officeooo:rsid="001894b8" officeooo:paragraph-rsid="002b197f" style:font-weight-asian="normal" style:font-weight-complex="normal"/>
    </style:style>
    <style:style style:name="T1" style:family="text">
      <style:text-properties style:font-name="Abyssinica SIL"/>
    </style:style>
    <style:style style:name="T2" style:family="text">
      <style:text-properties fo:font-weight="bold" style:font-weight-asian="bold" style:font-weight-complex="bold"/>
    </style:style>
    <style:style style:name="T3" style:family="text">
      <style:text-properties fo:font-weight="bold" officeooo:rsid="001a78b4" style:font-weight-asian="bold" style:font-weight-complex="bold"/>
    </style:style>
    <style:style style:name="T4" style:family="text">
      <style:text-properties fo:font-weight="bold" officeooo:rsid="0020e500" style:font-weight-asian="bold" style:font-weight-complex="bold"/>
    </style:style>
    <style:style style:name="T5" style:family="text">
      <style:text-properties fo:font-weight="bold" officeooo:rsid="002b197f" style:font-weight-asian="bold" style:font-weight-complex="bold"/>
    </style:style>
    <style:style style:name="T6" style:family="text">
      <style:text-properties officeooo:rsid="001a78b4"/>
    </style:style>
    <style:style style:name="T7" style:family="text">
      <style:text-properties officeooo:rsid="001cf2c3"/>
    </style:style>
    <style:style style:name="T8" style:family="text">
      <style:text-properties officeooo:rsid="001d8a9a"/>
    </style:style>
    <style:style style:name="T9" style:family="text">
      <style:text-properties officeooo:rsid="002072ef"/>
    </style:style>
    <style:style style:name="T10" style:family="text">
      <style:text-properties officeooo:rsid="0020e500"/>
    </style:style>
    <style:style style:name="T11" style:family="text">
      <style:text-properties officeooo:rsid="002367e6"/>
    </style:style>
    <style:style style:name="T12" style:family="text">
      <style:text-properties officeooo:rsid="00237bbb"/>
    </style:style>
    <style:style style:name="T13" style:family="text">
      <style:text-properties officeooo:rsid="00253ffb"/>
    </style:style>
    <style:style style:name="T14" style:family="text">
      <style:text-properties officeooo:rsid="0026fe65"/>
    </style:style>
    <style:style style:name="T15" style:family="text">
      <style:text-properties officeooo:rsid="00291a2f"/>
    </style:style>
    <style:style style:name="T16" style:family="text">
      <style:text-properties officeooo:rsid="002b197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Inteligencia Artificial</text:span> </text:p>
      <text:p text:style-name="P1"/>
      <text:p text:style-name="P3"/>
      <text:p text:style-name="P3"/>
      <text:p text:style-name="P3"/>
      <text:p text:style-name="P3"/>
      <text:p text:style-name="P7">Práctica 2 [NIVEL 3]</text:p>
      <text:p text:style-name="P8">Agente híbrido</text:p>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Alumno: Ángel Barrilao Bensrhir</text:p>
      <text:p text:style-name="P5">DNI: 75170767M</text:p>
      <text:p text:style-name="P5">Grupo: A3</text:p>
      <text:p text:style-name="P23"><text:soft-page-break/>Búsqueda de ruta</text:p>
      <text:p text:style-name="P6"/>
      <text:p text:style-name="P9"/>
      <text:p text:style-name="P29">El método que he escogido es <text:span text:style-name="T16">el</text:span> <text:span text:style-name="T2">algoritmo </text:span><text:span text:style-name="T5">de dijkstra</text:span><text:span text:style-name="T2">. </text:span></text:p>
      <text:p text:style-name="P10">Lo primero que tenemos que hacer es obtener <text:span text:style-name="T9">un </text:span>punto de origen y el punto de destino. <text:s/>Creamos un nodo que represente al origen y lo insertaremos en una cola de prioridad. Esta cola es ordenada de menor a mayor según la distancia del nodo hasta el objetivo. <text:span text:style-name="T6">Esta cola será la </text:span><text:span text:style-name="T3">cola de abiertos.</text:span></text:p>
      <text:p text:style-name="P10">La distancia la calculamos con la geometría del taxista (también conocida como distancia <text:span text:style-name="T2">Manhattan</text:span>).</text:p>
      <text:p text:style-name="P10">De esta forma tendremos en el tope de la cola el nodo mas prometedor <text:span text:style-name="T6">para llegar al objetivo.</text:span></text:p>
      <text:p text:style-name="P12">A continuación creamos una matriz booleana que nos servirá para ir marcando si una posición ha sido evaluada y así ahorrarnos cálculos innecesarios. Por defecto, inicializaremos sus posiciones a false.</text:p>
      <text:p text:style-name="P12">Ahora tendremos que ir iterando sobre los nodos mas prometedores e ir obteniendo sus vecinos (<text:span text:style-name="T8">también</text:span> los mas prometedores) hasta llegar al nodo <text:span text:style-name="T8">solución.</text:span></text:p>
      <text:p text:style-name="P12">Para ello usamos un bucle que funcionará mientras la cola <text:span text:style-name="T8">con prioridad</text:span> de abiertos no este vacía . Hacemos una copia del elemento que estamos evaluando actualmente (el del tope de la cola). Lo sacamos de la cola de abiertos y lo metemos en una <text:span text:style-name="T2">lista de cerrados.</text:span></text:p>
      <text:p text:style-name="P12">Para cada nodo expandimos sus cuatro nodos vecinos (norte, sur, este y oeste). </text:p>
      <text:p text:style-name="P12">Y analizamos <text:span text:style-name="T9">que </text:span>cada uno de los vecinos <text:span text:style-name="T9">cumpla</text:span>:</text:p>
      <text:p text:style-name="P13"><text:tab/>-<text:span text:style-name="T9">Que este descubierto en el mapa y su terreno sea transitable</text:span>.</text:p>
      <text:p text:style-name="P12"><text:tab/>-<text:span text:style-name="T7">Que ya lo hayamos evaluado anteriormente y lo tengamos marcado en la <text:tab/>matriz booleana(en caso de que sea true lo obviamos).</text:span></text:p>
      <text:p text:style-name="P12"/>
      <text:p text:style-name="P14">Si el nodo se ha evaluado satisfactoriamente lo meteremos en la cola con prioridad de abiertos, para evaluar nuevamente sus vecinos.</text:p>
      <text:p text:style-name="P12"><text:span text:style-name="T8">Finalmente s</text:span>i el nodo que estamos evaluando es la solución, saldremos del bucle.</text:p>
      <text:p text:style-name="P14">Después de haber calculado y recorrido los nodos correspondientes, disponemos de la <text:span text:style-name="T2">lista de nodos cerrados </text:span>que es la que nos marca el camino hasta el objetivo.</text:p>
      <text:p text:style-name="P14"/>
      <text:p text:style-name="P14">Recorreremos la lista <text:span text:style-name="T9">de cerrados</text:span> desde su ultimo elemento hasta el primero. Para ir iterando usamos el padre del nodo actual y lo meteremos en una <text:span text:style-name="T2">lista de recorrido.</text:span></text:p>
      <text:p text:style-name="P14">Por último recorremos esta lista y calculamos, según las coordenadas de cada nodo cual sería la acción para llevar a cabo el desplazamiento.</text:p>
      <text:p text:style-name="P11"/>
      <text:p text:style-name="P11"/>
      <text:p text:style-name="P11"/>
      <text:p text:style-name="P11"/>
      <text:p text:style-name="P11"/>
      <text:p text:style-name="P11"/>
      <text:p text:style-name="P11"/>
      <text:p text:style-name="P11"/>
      <text:p text:style-name="P11"/>
      <text:p text:style-name="P11"/>
      <text:p text:style-name="P24"><text:soft-page-break/>Descubrimiento de terreno</text:p>
      <text:p text:style-name="P11"/>
      <text:p text:style-name="P15">El descubrimiento de terreno es imprescindible para planificar una buena búsqueda de un objetivo, <text:span text:style-name="T10">por lo que</text:span> necesitamos tener el máximo de mapa descubierto. </text:p>
      <text:p text:style-name="P15">Como solución mas factible a este problema <text:span text:style-name="T10">h</text:span>e usado un <text:span text:style-name="T2">campo de potencial artificial </text:span><text:span text:style-name="T10">para ello</text:span><text:span text:style-name="T4"> </text:span><text:span text:style-name="T10">he implementado una matriz de enteros </text:span>que por defecto <text:span text:style-name="T10">lo inicializamos a un valor bajo, en mi caso -1. Conforme vallamos pasando por la casillas del mapa vamos marcando la posición con un valor que se ira incrementando conforme el personaje se valla moviendo gracias a un contador de pasos. Cuando encontramos terreno infranqueable, por ejemplo un precipicio lo marcamos con un valor lo suficientemente grande para no pasar por el.</text:span></text:p>
      <text:p text:style-name="P15"/>
      <text:p text:style-name="P16">Con esto conseguimos que el agente valla priorizando las zonas inexploradas.</text:p>
      <text:p text:style-name="P26"/>
      <text:p text:style-name="P11"/>
      <text:p text:style-name="P27">GPS y mapas</text:p>
      <text:p text:style-name="P9"/>
      <text:p text:style-name="P17">Para poder movernos bien por los <text:span text:style-name="T11">mundos de Belkan necesitamos ubicarnos correctamente, para tal fin usamos una brújula para saber en que orientación estamos <text:s/>situados y también para coordinar las filas y columnas que corresponden al mapa.</text:span></text:p>
      <text:p text:style-name="P17"/>
      <text:p text:style-name="P28">Sobre los mapas tenemos en total cuatro. Dos de ellos para el terreno , y otros dos para el mapa de potencial artificial.</text:p>
      <text:p text:style-name="P17"/>
      <text:p text:style-name="P28">La razón de usar 4 (realmente son 3 , ya que el mapaResultado viene implementado) es que antes de descubrir la verdadera ubicación necesitamos ir guardando la información que vamos percibiendo para podernos mover de una forma mas eficiente y descubrir mapa. La forma de hacerlo es con mapas “en sucio” para que después, cuando encontremos un punto kilométrico, podamos contrastar la información anteriormente guardada y así no perderla.</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5"><text:soft-page-break/>Control <text:span text:style-name="T12">de </text:span>acciones penalizantes</text:p>
      <text:p text:style-name="P25"/>
      <text:p text:style-name="P19">Esta es una parte importante ya que nos permite movernos sin peligro por cualquier mapa. Para ello usamos los sensores de colisión y de visión tanto de terreno como de superficie. </text:p>
      <text:p text:style-name="P19">Controlamos que el agente no se precipite por el precipicio o se meta en el agua , bosque o muro.</text:p>
      <text:p text:style-name="P19">Simplemente debemos de comprobar en cada acción, que no provoque una colisión con el terreno o con un aldeano. Para ello corregimos la <text:span text:style-name="T15">ú</text:span>ltima acción tomada.</text:p>
      <text:p text:style-name="P19">Por ejemplo si la acción tomada es ir hacia delante y hay un muro, producirá colisión. Esto lo podemos corregir fácilmente girando el personaje.</text:p>
      <text:p text:style-name="P21">Lo mismo es aplicable cuando estamos ejecutando las acciones de un plan. Si la acción del plan va a chocar , entonces borramos el plan y tomamos una acción correcta. Si durante la ejecución de un plan se cruza un aldeano ponemos en el tope de la lista una acción de espera, hasta que no veamos al aldeano y prosigamos con nuestro plan. </text:p>
      <text:p text:style-name="P21">Hay otros casos que se pueden presentar también relacionados con los aldeanos, y es que nuestro personaje se puede quedar atascado en una zona concreta junto con el aldeano. <text:span text:style-name="T14">Esto suele ocurrir en espacios pequeños y escalonados.</text:span></text:p>
      <text:p text:style-name="P20">Para solucionar esta faena ponemos en nuestro mapa de gravedad ,alrededor de nuestro personaje, unos valores elevados obligándolo a salir <text:span text:style-name="T13">y volver por donde vino sin mas opción. </text:span></text:p>
      <text:p text:style-name="P18"/>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1T17:39:44.589534229</meta:creation-date>
    <dc:date>2018-04-06T19:10:50.420578515</dc:date>
    <meta:editing-duration>PT32M42S</meta:editing-duration>
    <meta:editing-cycles>13</meta:editing-cycles>
    <meta:generator>LibreOffice/5.1.6.2$Linux_X86_64 LibreOffice_project/10m0$Build-2</meta:generator>
    <meta:document-statistic meta:table-count="0" meta:image-count="0" meta:object-count="0" meta:page-count="4" meta:paragraph-count="39" meta:word-count="875" meta:character-count="5223" meta:non-whitespace-character-count="4375"/>
  </office:meta>
</office:document-meta>
</file>